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dash" draw:stroke-dash="Fine_20_Dashed_20__28_var_29_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7" style:family="graphic" style:parent-style-name="standard">
      <style:graphic-properties draw:stroke="solid" svg:stroke-width="0.13cm" svg:stroke-color="#00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8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2.518cm" svg:y1="9.849cm" svg:x2="14.008cm" svg:y2="5.876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6.427cm" svg:y1="5.064cm" svg:x2="6.4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8.435cm" svg:y1="9.106cm" svg:x2="8.439cm" svg:y2="10.8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16.305cm" svg:y1="0.996cm" svg:x2="15.238cm" svg:y2="2.901cm">
          <text:p/>
        </draw:line>
        <draw:line draw:style-name="gr9" draw:text-style-name="P1" draw:layer="layout" svg:x1="15.243cm" svg:y1="0.996cm" svg:x2="16.301cm" svg:y2="2.901cm">
          <text:p/>
        </draw:line>
        <draw:custom-shape draw:style-name="gr10" draw:text-style-name="P6" draw:layer="layout" svg:width="2.481cm" svg:height="1.207cm" svg:x="16.472cm" svg:y="0.891cm">
          <text:p text:style-name="P2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4.423cm" svg:y1="2.151cm" svg:x2="16.553cm" svg:y2="5.876cm">
          <text:p/>
        </draw:line>
        <draw:line draw:style-name="gr12" draw:text-style-name="P1" draw:layer="layout" svg:x1="17.511cm" svg:y1="5.085cm" svg:x2="17.516cm" svg:y2="6.778cm">
          <text:p/>
        </draw:line>
        <draw:custom-shape draw:style-name="gr13" draw:text-style-name="P3" draw:layer="layout" svg:width="1.408cm" svg:height="1.41cm" svg:x="17.491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6.2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1.904cm" svg:height="1.774cm" svg:x="8.4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4.424cm" svg:y1="2.151cm" svg:x2="16.305cm" svg:y2="8.463cm">
          <text:p/>
        </draw:line>
        <draw:line draw:style-name="gr17" draw:text-style-name="P1" draw:layer="layout" svg:x1="17.057cm" svg:y1="7.982cm" svg:x2="15.99cm" svg:y2="8.829cm">
          <text:p/>
        </draw:line>
        <draw:line draw:style-name="gr17" draw:text-style-name="P1" draw:layer="layout" svg:x1="16.418cm" svg:y1="7.982cm" svg:x2="16.423cm" svg:y2="9.041cm">
          <text:p/>
        </draw:line>
        <draw:line draw:style-name="gr11" draw:text-style-name="P1" draw:layer="layout" svg:x1="16.907cm" svg:y1="5.979cm" svg:x2="18.684cm" svg:y2="9.953cm">
          <text:p/>
        </draw:line>
        <draw:line draw:style-name="gr12" draw:text-style-name="P1" draw:layer="layout" svg:x1="19.311cm" svg:y1="9.142cm" svg:x2="19.316cm" svg:y2="10.835cm">
          <text:p/>
        </draw:line>
        <draw:custom-shape draw:style-name="gr18" draw:text-style-name="P3" draw:layer="layout" svg:width="1.408cm" svg:height="1.41cm" svg:x="19.298cm" svg:y="9.98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8.833cm" svg:y1="9.848cm" svg:x2="19.781cm" svg:y2="2.67cm">
          <text:p/>
        </draw:line>
        <draw:line draw:style-name="gr2" draw:text-style-name="P1" draw:layer="layout" svg:x1="5.752cm" svg:y1="5.939cm" svg:x2="8.153cm" svg:y2="10.035cm">
          <text:p/>
        </draw:line>
        <draw:line draw:style-name="gr2" draw:text-style-name="P1" draw:layer="layout" svg:x1="3.311cm" svg:y1="1.987cm" svg:x2="5.483cm" svg:y2="5.856cm">
          <text:p/>
        </draw:line>
        <draw:line draw:style-name="gr19" draw:text-style-name="P1" draw:layer="layout" svg:x1="1.805cm" svg:y1="5.921cm" svg:x2="24.453cm" svg:y2="5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Alberto Montresor</meta:initial-creator>
    <meta:creation-date>2011-09-26T09:55:02</meta:creation-date>
    <dc:date>2012-10-08T17:19:38</dc:date>
    <meta:editing-duration>PT30M37S</meta:editing-duration>
    <meta:editing-cycles>8</meta:editing-cycles>
    <meta:generator>LibreOffice/3.6$MacOSX_x86 LibreOffice_project/932b512-69e3009-7a10e5c-fc86223-a55908</meta:generator>
    <meta:document-statistic meta:object-count="30"/>
  </office:meta>
</office:document-meta>
</file>